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1471" officeooo:paragraph-rsid="000b1471"/>
    </style:style>
    <style:style style:name="P2" style:family="paragraph" style:parent-style-name="Standard">
      <style:text-properties fo:font-weight="bold" officeooo:rsid="000b1471" officeooo:paragraph-rsid="000b1471" style:font-weight-asian="bold" style:font-weight-complex="bold"/>
    </style:style>
    <style:style style:name="P3" style:family="paragraph" style:parent-style-name="Standard">
      <style:text-properties style:text-underline-style="none" fo:font-weight="bold" officeooo:rsid="000b1471" officeooo:paragraph-rsid="000b1471" style:font-weight-asian="bold" style:font-weight-complex="bold"/>
    </style:style>
    <style:style style:name="P4" style:family="paragraph" style:parent-style-name="Standard">
      <style:text-properties officeooo:rsid="000b9c1a" officeooo:paragraph-rsid="000b9c1a"/>
    </style:style>
    <style:style style:name="P5" style:family="paragraph" style:parent-style-name="Standard">
      <style:text-properties officeooo:rsid="000c23e9" officeooo:paragraph-rsid="000c23e9"/>
    </style:style>
    <style:style style:name="P6" style:family="paragraph" style:parent-style-name="Standard">
      <style:text-properties officeooo:rsid="000cacee" officeooo:paragraph-rsid="000cacee"/>
    </style:style>
    <style:style style:name="P7" style:family="paragraph" style:parent-style-name="Standard">
      <style:text-properties officeooo:rsid="000f6112" officeooo:paragraph-rsid="000f6112"/>
    </style:style>
    <style:style style:name="T1" style:family="text">
      <style:text-properties officeooo:rsid="000cacee"/>
    </style:style>
    <style:style style:name="T2" style:family="text">
      <style:text-properties officeooo:rsid="00115b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lijah Michaelson Individual Work</text:p>
      <text:p text:style-name="P7"/>
      <text:p text:style-name="P4">1.</text:p>
      <text:p text:style-name="P4"/>
      <text:p text:style-name="P5">“Mistakes” from case study: Recruiting a contractor that didn’t work well with the team. Failing to get an accurate estimate of the development time that included possible future changes. Not enough communication with client to negotiate changes to the product vs. what was initially agreed on. <text:span text:style-name="T1">Bill telling the executive committee the project was on track when it was not. Poor communication within the team. </text:span></text:p>
      <text:p text:style-name="P5"/>
      <text:p text:style-name="P5"><text:span text:style-name="T1">Possible </text:span>Mistake: Fail to accurately estimate how many features out end product can have given time constraints. This could potentially happen because none of us have made a product of this scope before and we don’t have an excessive amount of experience in this problem domain. We can avoid this by creating a product that can add on features in a modular fashion. That way, we won’t end up with a non-functional product if we run out of time to implement a feature.</text:p>
      <text:p text:style-name="P5"/>
      <text:p text:style-name="P5"><text:span text:style-name="T1">Possible </text:span>Mistake: <text:span text:style-name="T1">Poor communication within the team. This could potentially happen if all team members fail to let the other members know exactly what they are working on and how it fits into the larger product. We can avoid this by staying accountable to the task sheet and coming up with tasks for each member as a team.</text:span></text:p>
      <text:p text:style-name="P5"/>
      <text:p text:style-name="P6">Possible Mistake: <text:span text:style-name="T2">Lack of clear vision. This could happen if the team fails to come up with good product specs. We can avoid this by working with our advisors to come up with a clear, concise plans.</text:span></text:p>
      <text:p text:style-name="P1"/>
      <text:p text:style-name="P1">2.</text:p>
      <text:p text:style-name="P3"/>
      <text:p text:style-name="P3">Research Task:</text:p>
      <text:p text:style-name="P3"/>
      <text:p text:style-name="P1"><text:tab/>For this research task I started to investigate the different types of neural networks and their strengths and weaknesses. The motivation behind this research is to have a better understanding of possible paths forward concerning the implementation of our product.</text:p>
      <text:p text:style-name="P2"/>
      <text:p text:style-name="P2">Findings:</text:p>
      <text:p text:style-name="P2"/>
      <text:p text:style-name="P1"><text:tab/>The first type of neural network I looked at were the simple feed forward networks. These networks have no connections between nodes in the same or previous layers. The advantage of using feed forward networks is that they are well understood and the simplest to implement. This may prove advantageous in the initial phases of our development process, especially if we want to work on the front-end of the product concurrently. </text:p>
      <text:p text:style-name="P1"><text:tab/>Additionally, I research a Differentiable Neural Computer. These are neural networks augmented with a readable/writable external memory. This addition proves to improve the functionality of neural networks significantly, increasing performance on long-term dependency tasks and lessening the number of instances needed in the training set. There are libraries with open-source implementations of Differentiable Neural Computers, which will reduce the amount of time we will need to spend on researching the small, complex nuances of DNC’s implementations.</text:p>
      <text:p text:style-name="P1"><text:tab/>Finally I looked at Recurrent Neural Networks. These networks are more similar to feed forward networks because they lack an external memory. However, they differ from feed forward nets in that they can have connections from nodes back to the previous and/or current layers. These loops introduce a weaker type of memory into the system and they prove useful for time series. </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14:11:06.750337694</meta:creation-date>
    <dc:date>2017-09-12T15:09:23.646590210</dc:date>
    <meta:editing-duration>PT17M16S</meta:editing-duration>
    <meta:editing-cycles>4</meta:editing-cycles>
    <meta:generator>LibreOffice/5.1.6.2$Linux_X86_64 LibreOffice_project/10m0$Build-2</meta:generator>
    <meta:document-statistic meta:table-count="0" meta:image-count="0" meta:object-count="0" meta:page-count="2" meta:paragraph-count="13" meta:word-count="501" meta:character-count="3085" meta:non-whitespace-character-count="2590"/>
  </office:meta>
</office:document-meta>
</file>